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zxx" fo:country="none" style:language-asian="zxx" style:country-asian="none" style:language-complex="zxx" style:country-complex="none"/>
    </style:style>
    <style:style style:name="T5" style:family="text">
      <style:text-properties style:text-line-through-style="solid" style:font-name="Times New Roman"/>
    </style:style>
    <style:style style:name="T6" style:family="text">
      <style:text-properties style:text-position="super 58%" style:font-name="Times New Roman"/>
    </style:style>
    <style:style style:name="T7" style:family="text">
      <style:text-properties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5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5">An explanatory lecture/ on Chay<text:span text:style-name="T2">é</text:span><text:span text:style-name="T3"> Sarah/</text:span></text:p>
      <text:p text:style-name="P5"><text:span text:style-name="T3"/></text:p>
      <text:p text:style-name="P5"><text:span text:style-name="T3">[Page 1]</text:span></text:p>
      <text:p text:style-name="P5"><text:span text:style-name="T3">Brethren! I do not at all wonder that many of the/ sayings of our ancient teachers have furnished a [?] for/ ridicule. <text:s/>They are so odd; they present themselves before/ our minds in so strange a form, that one may be led to con-/-sider them sheer absurdities. <text:s/>Yet, if we will take pains/ to think, and will not dismiss with a scornful smile what is/ found among lessons unquestionably wise, derision will often/ give room to admiration. <text:s/>I will not claim for the/ Rabbis infallibility, but surely it is not exacting too much to ask/ that they be judged by the same standard that other men are/ judged. <text:s/>Let us reason: I have made the acquaintance/ of a person, who speaks sensibly upon all subjects. <text:s/>I consult/ him and receive a good advice, I seek information about matters/ pertaining to the history of religion; to the developing/ of arts and sciences, as far as the investigations of the time/ </text:span><text:span text:style-name="T5">could</text:span><text:span text:style-name="T3"> can reach, and learn what affords me both pleasure and/ instruction. <text:s/>But this same individual will occasionally/ startle me with a quaint remark. <text:s/>Ought I to set it/ down as a sheer vagary, rather than ponder, and ascertain/ whether it does not cover some deep meaning?/</text:span></text:p>
      <text:p text:style-name="P5"><text:span text:style-name="T3"/></text:p>
      <text:p text:style-name="P5"><text:span text:style-name="T3">[Page 2]</text:span></text:p>
      <text:p text:style-name="P5"><text:span text:style-name="T3">My experience shows that he who gave utterance/ to it has a well-balanced mind, and that he is moreover/ an acute observer of human nature. <text:s/>I must therefore, in/ justice to my acquaintance, pause before pronouncing an/ opinion to his disparagement. <text:s/>Such a course, I think,/ it behooves us to follow </text:span><text:soft-page-break/><text:span text:style-name="T3">regarding the singular expressions/ emanating from the Sages of Israel./</text:span></text:p>
      <text:p text:style-name="P5"><text:span text:style-name="T3">Maimonides, whom no one will charge with being incap-/-able of forming a dispassionate judgment, says,--though/ not precisely in these words--, that the thoughtless will read/ some of the </text:span><text:span text:style-name="T5">sayin</text:span><text:span text:style-name="T3"> expressions of the Rabbis, and turn away/ from them, as being the issue of folly; the thoughtful,/ on the contrary, will discover therein, by dint of meditation,/ a depth of wisdom, worthy of the authors. <text:s/>Jewish/ literature must be lament, that the celebrated writer just/ named, either left his promise unfulfilled, or, if he did write/ a book explanatory of those obscure utterances of our ancient/ instructors, he omitted to publish it to the world. <text:s/>For/ by its means, we might unravel what seems enigmatical, and,/ at times, ludicrous, and thus silence the Eisenmengers, the/ Chiarcius, and the Mc'Calls, </text:span><text:span text:style-name="T5">the</text:span><text:span text:style-name="T3"> writers of Rabbinism./ <text:s/></text:span></text:p>
      <text:p text:style-name="P5"><text:span text:style-name="T3"><text:tab/>Dear hearers! <text:s/>This train of thoughts was suggested/</text:span></text:p>
      <text:p text:style-name="P5"><text:span text:style-name="T3"/></text:p>
      <text:p text:style-name="P5"><text:span text:style-name="T3">[Page 3]</text:span></text:p>
      <text:p text:style-name="P5"><text:span text:style-name="T3">to my mind, as I searched in a Talmudic volume for some elucidation to/ a passage in our Parasha. <text:s/>We read that "Abraham/ was old, well stricken in years, and the Lord had blessed/ Abraham in all things." <text:s/>By that we are made/ to understand, that the patriarch when far advanced in life,/ enjoyed complete happiness. <text:s/>But shortly before that/ statement, the scriptures relate that he had been greatly/ saddened. <text:s/></text:span><text:span text:style-name="T5">Every word of his recorded in that narrative, proves</text:span><text:span text:style-name="T3"> And the sacred records prove/ how keenly he felt the bereavement sustained. <text:s/>I was revolving/ that fact on </text:span><text:span text:style-name="T5">mind</text:span><text:span text:style-name="T3"> my mind, when I met with a singular saying,/ attributed to R. Simeon son of Eleazar, one of our Mishnic/ Sages. <text:s/>He states, that Abraham was made happy by/ the possession of a bright Jewel, hanging round his neck./ <text:s/>For whosoever, being sick, looked upon it, was restored to/ health. <text:s/>After Abraham had died, God took that precious stone,/ and hung it round the luminary of the day [Hebrew]/ [Hebrew]/ The saying is indeed exceedingly strange, and: [Hebrew]/ taken in its literal sense, it must be regarded as the creation/ of a heated brain, but who will assert that such is its origin?/</text:span></text:p>
      <text:p text:style-name="P5"><text:span text:style-name="T3"/></text:p>
      <text:p text:style-name="P5"><text:span text:style-name="T3">[Page 4]</text:span></text:p>
      <text:p text:style-name="P5"><text:span text:style-name="T3">Our knowledge of the learning and standing of him who/ pronounced it, should prompt us to seek for the hidden/ meaning it must undoubtedly contain. <text:s/>In the absence/ of a traditional </text:span><text:span text:style-name="T5">explanation</text:span><text:span text:style-name="T3"> expounding, we are all at liberty to choose/ that which strikes us as the most rational construction. <text:s/>I therefore submit/ what to me appears as an illustration of the character of/ Abraham our father. <text:s/>Truly a bright Jewel was/ that conspicuity of a virtuous conduct, which drew from/ heathens the acknowledgment that our patriarch was a/ "prince of God." <text:s/>An ornament it was, made visible to/ all eyes. <text:s/>There may be some, dear friends! who are/ endowed with noble qualities, yet they remain latent; the/ occasions by which they may practically be brought into/ action happen to be rare. <text:s/>But Abraham stood forth/ prominently as a model of goodness and righteousness. <text:s/>His/ whole intercourse with the men of his age marked him out as/ illustrious. <text:s/>Thus, his having fostered his orphaned nephew,/ was a circumstance possibly unknown beyond his own/ circle. <text:s/>But the kindly, the fatherly manner in which he/ effected a peaceful separation from Lot; the [?] he gave him to/ choose the richest land for the pasture of his flock, the/ salvation he wrought for his distressed relative, when a/</text:span></text:p>
      <text:p text:style-name="P5"><text:span text:style-name="T3"/></text:p>
      <text:p text:style-name="P5"><text:span text:style-name="T3">[Page 5]</text:span></text:p>
      <text:p text:style-name="P5"><text:span text:style-name="T3">prisoner in the hand of a marauding horde, were/ deeds in which many of his contemporaries saw the principles/ that guided the great believer. <text:s/>So likewise, his inter</text:span><text:span text:style-name="T5">cessor</text:span><text:span text:style-name="T3">ceding/ for the sinful people of Sodom, may have been a secret com-/-munion of his soul with the Most High, but his risking life/ and property to deliver the captured and the plundered; his/ refusal to accept aught of what, by the laws of war, he could/ claim as entirely his own, mirrored forth the excellencies of/ his nature. <text:s/>In the figurative language of R. Simeon son/ of Eleazar, those traits so clearly exhibited, formed the bright/ jewel adorning his person. <text:s/>Abraham was rendered happy/ by the assurance that his uprightness would </text:span><text:soft-page-break/><text:span text:style-name="T3">accomplish a blessed/ end. <text:s/></text:span><text:span text:style-name="T5">Even as</text:span><text:span text:style-name="T3"> That it would bring healing to many spiritually/ diseased. <text:s/>Even as a sparkling gem, reproduced the object/ that looks into it, in the beauty or in the unsightliness thereof,/ so would the gentiles of old by contemplating the character of/ the patriarch, detect their own deformities, and grow better and/ wiser. <text:s/>For verily one good man eminently stationed,/ can improve his surroundings by the force of </text:span><text:span text:style-name="T5">his</text:span><text:span text:style-name="T3"> example,/ better than thousands of stringent laws. <text:s/>If we needed/ proofs that associate with Abraham, was followed by/ those results, we should but attentively read the section of this/</text:span></text:p>
      <text:p text:style-name="P5"><text:span text:style-name="T3"/></text:p>
      <text:p text:style-name="P5"><text:span text:style-name="T3">[Page 6]</text:span></text:p>
      <text:p text:style-name="P5"><text:span text:style-name="T3">Sabbath, and we would become enlightened. <text:s/>For the trusty/ servant, whom the patriarch had gotten from Damascus,/ obviously reflected in his demeanour the virtues of his master./ <text:s/>Relying upon God for the choice of a woman worthy to/ become Isaac's wife, he who had been rightly schooled, still/ asked as a token of her fitness, a remarkably kind disposition./ <text:s/>To him, a stranger, she was voluntarily to profer services/ which demanded labor, and loss of time. <text:s/>Legends are not/ wanting as evidences of the fact that Abraham stood among the/ people of his age, as a central figure, to which all eyes were directed,/ but without having recourse to the fictitious or fabulous, we are shown in Holy/ Writ that noble form, lovely in all its </text:span><text:span text:style-name="T4">lineaments.</text:span><text:span text:style-name="T3"> <text:s/>The description/ given by the pages of truth, of the godliness of Abraham's character,/ warrants the bold smile of Rabbi Simeon. <text:s/>Whosoever looked/ on the jewel that the father of the faithful wore, namely/ his </text:span><text:span text:style-name="T5">unsurpassing virtues</text:span><text:span text:style-name="T3"> virtuous life, the illness under which he suffered, dis-/-sappeared; that is, he became a being morally and spiritually/ regenerated. <text:s/>The conviction that his existence was the agency/ of salvation, infused into the aged patriarch a calmness of/ spirit, a serenity which partook of the celestial;/ </text:span></text:p>
      <text:p text:style-name="P5"><text:span text:style-name="T3"/></text:p>
      <text:p text:style-name="P5"><text:span text:style-name="T3">[Page 7]</text:span></text:p>
      <text:p text:style-name="P5"><text:span text:style-name="T3">and which the Scriptures signify by the words, "And/ the Lord blessed Abraham in all things." <text:s/>He experienced a fortune of general felicity/ upon earth, because the spring of human happiness </text:span><text:span text:style-name="T5">is kept</text:span><text:span text:style-name="T3"> will never/ </text:span><text:span text:style-name="T5">fresh</text:span><text:span text:style-name="T3"> stagnate; as long as it circulates in every direction that many may/ draw, from its refreshing waters. <text:s/>But good and exalted as/ the father of our race was, he must share the lot of all beings./ <text:s/>He </text:span><text:span text:style-name="T5">laid to</text:span><text:span text:style-name="T3"> lay down and died; yet, the effects of his virtues survived/ his mortality. <text:s/>Before David had pointed to the heavens, as/ the narrators of the glory of God, Abraham made them speak/ of the existence of the Creator within the hearing of mankind./ <text:s/>What nature had revealed to his soul, he </text:span><text:span text:style-name="T5">had</text:span><text:span text:style-name="T3"> imparted to the/ world. <text:s/>When his lips could no more </text:span><text:span text:style-name="T5">call on</text:span><text:span text:style-name="T3"> invoke the name of/ the Lord before the gentiles, every rising sun, would mirror forth/ the power, the wisdom, the goodness of Abraham's God./ <text:s/>Hence did R. Simeon say that after the patriarch had been/ gathered to his fathers, the bright stone he wore, was hung/ round the luminary of the day, in order to effect the care/ of the diseased. <text:s/>The handiwork of the Divine Maker,/ was to recall</text:span><text:span text:style-name="T5">ed</text:span><text:span text:style-name="T3"> men from their errors, as His great missionary/ had </text:span><text:span text:style-name="T5">taught</text:span><text:span text:style-name="T3"> striven to do by </text:span><text:span text:style-name="T5">words</text:span><text:span text:style-name="T3"> precepts and by example./</text:span></text:p>
      <text:p text:style-name="P5"><text:span text:style-name="T3">Dear Brethren! I have given you the interpretation of/ a curious saying of a Rabbi. <text:s/>It is not improbable,/</text:span></text:p>
      <text:p text:style-name="P5"><text:span text:style-name="T3"/></text:p>
      <text:p text:style-name="P5"><text:span text:style-name="T3">[Page 8]</text:span></text:p>
      <text:p text:style-name="P5"><text:span text:style-name="T3">that I may have failed to dive into the signification,/ it intended to convey; but my object was to correct/ a false impression too prevalent among even our people;/ that the writings of our Sages need not be heeded, for, they are destitute of merits. <text:s/>Speak/ to them of the Bible, and they will, unless tinctured with/ Deistic notions, accept its dictates with veneration. <text:s/>But/ name to them the custodians of the Bible, the self-denying/ guardians of our history and traditions the Rabbis, and they will eye you/ askance. <text:s/>They will not scruple to wince their antipathy/ for whatever savors of Rabbinical teaching. <text:s/>Yet, without,/ as I have stated before, claiming for the Rabbis infallibility;/ conceding their inability in some instances to rise above their/ pernicious surroundings, I declare in all truth, that the/ knowledge </text:span><text:soft-page-break/><text:span text:style-name="T3">they bequeathed to us is an inexhaustible treasure;/ that despite all the contumely heaped upon the Talmud,/ it stands after eighteen centuries as the greatest work of human/ sapience, and that what we meet in it and collateral/ works shrouded in enigmas, deserves to be meditated upon,/ as the emanation of superior minds./</text:span></text:p>
      <text:p text:style-name="P5"><text:span text:style-name="T3">(Here follows an address to a lad, who completed his 13</text:span><text:span text:style-name="T6">th</text:span><text:span text:style-name="T7"> year)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6T12:56:17.43</meta:creation-date>
    <meta:document-statistic meta:table-count="0" meta:image-count="0" meta:object-count="0" meta:page-count="5" meta:paragraph-count="82" meta:word-count="1882" meta:character-count="11466"/>
    <dc:date>2012-04-16T14:25:21.39</dc:date>
    <dc:creator>Penn Libraries</dc:creator>
    <meta:editing-duration>PT00H11M10S</meta:editing-duration>
    <meta:editing-cycles>1</meta:editing-cycles>
    <meta:generator>OpenOffice.org/3.2$Win32 OpenOffice.org_project/320m12$Build-9483</meta:generator>
  </office:meta>
</office:document-meta>
</file>